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3401"/>
    </style:style>
    <style:style style:name="P2" style:family="paragraph" style:parent-style-name="Standard">
      <style:text-properties officeooo:paragraph-rsid="00103cc3"/>
    </style:style>
    <style:style style:name="P3" style:family="paragraph" style:parent-style-name="Standard">
      <style:text-properties officeooo:rsid="0011ed73" officeooo:paragraph-rsid="0011ed73"/>
    </style:style>
    <style:style style:name="P4" style:family="paragraph" style:parent-style-name="Standard">
      <style:text-properties officeooo:paragraph-rsid="00159858"/>
    </style:style>
    <style:style style:name="T1" style:family="text">
      <style:text-properties officeooo:rsid="000f3401"/>
    </style:style>
    <style:style style:name="T2" style:family="text">
      <style:text-properties officeooo:rsid="00103cc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9e67" style:font-weight-asian="bold" style:font-weight-complex="bold"/>
    </style:style>
    <style:style style:name="T5" style:family="text">
      <style:text-properties officeooo:rsid="0011ed73"/>
    </style:style>
    <style:style style:name="T6" style:family="text">
      <style:text-properties officeooo:rsid="00139e67"/>
    </style:style>
    <style:style style:name="T7" style:family="text">
      <style:text-properties officeooo:rsid="001598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Why I Want to Be a Front</text:span><text:span text:style-name="T4">e</text:span><text:span text:style-name="T3">nd Developer and How HNG Will Help Me Achieve My Goals</text:span></text:p>
      <text:p text:style-name="Standard"><text:s/></text:p>
      <text:p text:style-name="P3"><text:span text:style-name="T6">Hello guys, My name is </text:span>Abeeb Maroof Olumide a passionate frontend developer. <text:span text:style-name="T6">I would love to reminisce about my journey to be a frontend Developer.</text:span></text:p>
      <text:p text:style-name="P4">My journey into the world of technology started with a simple curiosity about how websites, applications <text:span text:style-name="T1">and games </text:span>worked. <text:s/>That curiosity <text:span text:style-name="T1">was blossomed after my first year in the university with a computer science course which include basic knowledge of HTML and CSS and finally</text:span> into a fascination with frontend development. <text:span text:style-name="T7">The journey continues with the COVID -19 pandemic and the shift to the “ tech world” and it has not ended. </text:span></text:p>
      <text:p text:style-name="P4">The ability to craft user interfaces, bring designs to life with code, and directly impact the user experience is incredibly appealing to me<text:span text:style-name="T1">n and keeps me wanting to do more</text:span>. <text:s/>I <text:span text:style-name="T1">a</text:span>m drawn to the dynamic nature of the field, the constant evolution of technologies, and the endless possibilities for creativity.</text:p>
      <text:p text:style-name="Standard">The feeling of accomplishment when I see a project come together, from initial idea to a polished product, is incredibly rewarding. <text:s/>This passion for building and problem-solving is what fuels my desire to become a proficient frontend developer.</text:p>
      <text:p text:style-name="Standard"/>
      <text:p text:style-name="P2"><text:span text:style-name="T2">HNG is an abbreviation for Help Newbies Grow, it is an organization that aim to take newbies through real-world experience and enhance </text:span>the skills of tech enthusiasts through its internship program. They offer various roles, and you can register your interest to be notified when new internship opportunities become available. <text:span text:style-name="T2">HNG also offer platforms to hire developers, Part of which is the HIRE-REACT and HIRE-NEXT. In this platforms, you can hire skillful and passionate developers like myself.</text:span></text:p>
      <text:p text:style-name="P2"/>
      <text:p text:style-name="P1">HNG Internship presents an invaluable opportunity to accelerate my growth in this field. <text:s/>I <text:span text:style-name="T1">a</text:span>m particularly drawn to HNG structured learning approach and the focus on practical, real-world projects. <text:s/>The opportunity to collaborate with other aspiring developers, learn from experienced mentors, and contribute to real-world projects is precisely what I need to bridge the gap between theoretical knowledge and practical application. <text:s/></text:p>
      <text:p text:style-name="P1">I understand the importance of a strong foundation in core technologies, and I <text:span text:style-name="T1">a</text:span>m eager to hone my skills in HTML, CSS, and JavaScript. <text:s/>Furthermore, I <text:span text:style-name="T5">a</text:span>m excited to explore modern frameworks and libraries like React, Vue, or Angular, depending on the specific projects within the internship. <text:s/></text:p>
      <text:p text:style-name="P1"/>
      <text:p text:style-name="P1">My goals for the HNG Internship are threefold. <text:s/></text:p>
      <text:p text:style-name="P1">First, I aim to solidify my understanding of frontend fundamentals and gain proficiency in <text:span text:style-name="T1">other frontend technologies</text:span>. </text:p>
      <text:p text:style-name="P1">Second, I want to <text:span text:style-name="T1">add more </text:span>impressive projects that showcase my skills and demonstrate my ability to create user-friendly interfaces <text:span text:style-name="T1">to my portfolio</text:span>. <text:s/></text:p>
      <text:p text:style-name="P1">Finally, I want to network with other developers and industry professionals, building connections that will be invaluable as I launch my career. <text:s/></text:p>
      <text:p text:style-name="P1">I plan to achieve these goals by actively participating, diligently working on assigned tasks, and seeking feedback from mentors and peers. <text:s/>I <text:span text:style-name="T1">a</text:span>m also committed to continuous learning outside of the program, staying up-to-date with the latest trends and technologies in the ever-evolving world of front-end development. <text:s/></text:p>
      <text:p text:style-name="P1">I believe that the combination of structured learning, practical experience, and networking opportunities offered by HNG will be instrumental in helping me achieve my dream of becoming a successful front-end developer.</text:p>
      <text:p text:style-name="P1"/>
      <text:p text:style-name="P3">Thanks for read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02:14:37.453634248</meta:creation-date>
    <dc:date>2025-02-02T02:37:16.264715027</dc:date>
    <meta:editing-duration>PT22M39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539" meta:character-count="3461" meta:non-whitespace-character-count="2915"/>
  </office:meta>
</office:document-meta>
</file>